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751cm" fo:min-width="9.311cm"/>
    </style:style>
    <style:style style:name="gr2" style:family="graphic" style:parent-style-name="standard">
      <style:graphic-properties svg:stroke-width="0.06cm" svg:stroke-color="#808080" draw:marker-start-width="0.29cm" draw:marker-end-width="0.29cm" draw:fill="solid" draw:fill-color="#907cdc" draw:opacity="50%" draw:textarea-horizontal-align="justify" draw:textarea-vertical-align="middle" draw:auto-grow-height="false" fo:min-height="6.006cm" fo:min-width="5.757cm" fo:padding-top="0.155cm" fo:padding-bottom="0.155cm" fo:padding-left="0.28cm" fo:padding-right="0.28cm" draw:shadow-opacity="50%"/>
    </style:style>
    <style:style style:name="gr3" style:family="graphic" style:parent-style-name="standard">
      <style:graphic-properties svg:stroke-width="0.06cm" svg:stroke-color="#808080" draw:marker-start-width="0.29cm" draw:marker-end-width="0.29cm" draw:fill="solid" draw:fill-color="#3465a4" draw:opacity="40%" draw:textarea-horizontal-align="justify" draw:textarea-vertical-align="middle" draw:auto-grow-height="false" fo:min-height="3.921cm" fo:min-width="3.671cm" fo:padding-top="0.155cm" fo:padding-bottom="0.155cm" fo:padding-left="0.28cm" fo:padding-right="0.28cm" draw:shadow-opacity="40%"/>
    </style:style>
    <style:style style:name="gr4" style:family="graphic" style:parent-style-name="standard">
      <style:graphic-properties svg:stroke-width="0.06cm" svg:stroke-color="#808080" draw:marker-start-width="0.29cm" draw:marker-end-width="0.29cm" draw:fill="solid" draw:fill-color="#ffff38" draw:opacity="40%" draw:textarea-horizontal-align="justify" draw:textarea-vertical-align="middle" draw:auto-grow-height="false" fo:min-height="2.33cm" fo:min-width="2.079cm" fo:padding-top="0.155cm" fo:padding-bottom="0.155cm" fo:padding-left="0.28cm" fo:padding-right="0.28cm" draw:shadow-opacity="40%"/>
    </style:style>
    <style:style style:name="gr5" style:family="graphic" style:parent-style-name="standard">
      <style:graphic-properties svg:stroke-width="0.06cm" svg:stroke-color="#808080" draw:marker-start-width="0.29cm" draw:marker-end-width="0.29cm" draw:fill="solid" draw:fill-color="#77bc65" draw:opacity="40%" draw:textarea-horizontal-align="justify" draw:textarea-vertical-align="middle" draw:auto-grow-height="false" fo:min-height="1.84cm" fo:min-width="1.591cm" fo:padding-top="0.155cm" fo:padding-bottom="0.155cm" fo:padding-left="0.28cm" fo:padding-right="0.28cm" draw:shadow-opacity="40%"/>
    </style:style>
    <style:style style:name="gr6" style:family="graphic" style:parent-style-name="standard">
      <style:graphic-properties svg:stroke-width="0.06cm" svg:stroke-color="#808080" draw:marker-start-width="0.29cm" draw:marker-end-width="0.29cm" draw:fill="solid" draw:fill-color="#f10d0c" draw:opacity="40%" draw:textarea-horizontal-align="justify" draw:textarea-vertical-align="middle" draw:auto-grow-height="false" fo:min-height="2.329cm" fo:min-width="2.08cm" fo:padding-top="0.155cm" fo:padding-bottom="0.155cm" fo:padding-left="0.28cm" fo:padding-right="0.28cm" draw:shadow-opacity="4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6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2.5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2.0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9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1.89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907cdc" draw:opacity="50%"/>
      <style:paragraph-properties fo:text-align="center"/>
    </style:style>
    <style:style style:name="P3" style:family="paragraph">
      <loext:graphic-properties draw:fill="solid" draw:fill-color="#3465a4" draw:opacity="40%"/>
      <style:paragraph-properties fo:text-align="center"/>
    </style:style>
    <style:style style:name="P4" style:family="paragraph">
      <loext:graphic-properties draw:fill="solid" draw:fill-color="#ffff38" draw:opacity="40%"/>
      <style:paragraph-properties fo:text-align="center"/>
    </style:style>
    <style:style style:name="P5" style:family="paragraph">
      <loext:graphic-properties draw:fill="solid" draw:fill-color="#77bc65" draw:opacity="40%"/>
      <style:paragraph-properties fo:text-align="center"/>
    </style:style>
    <style:style style:name="P6" style:family="paragraph">
      <loext:graphic-properties draw:fill="solid" draw:fill-color="#f10d0c" draw:opacity="40%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style:font-name="Fira Sans" fo:font-size="12pt" style:font-size-asian="12pt" style:font-size-complex="12pt"/>
    </style:style>
    <style:style style:name="T1" style:family="text">
      <style:text-properties style:font-name="Fira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811cm" svg:height="9.001cm" svg:x="5.59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8.931cm" svg:height="8.932cm" svg:x="6.417cm" svg:y="0.0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3" draw:layer="layout" svg:width="5.983cm" svg:height="5.983cm" svg:x="7.996cm" svg:y="2.98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4" draw:layer="layout" svg:width="3.731cm" svg:height="3.732cm" svg:x="5.653cm" svg:y="3.1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5" draw:layer="layout" svg:width="3.041cm" svg:height="3.04cm" svg:x="7.717cm" svg:y="2.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6" draw:layer="layout" svg:width="3.732cm" svg:height="3.731cm" svg:x="6.393cm" svg:y="4.5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7" draw:text-style-name="P8" draw:layer="layout" svg:width="5.197cm" svg:height="0.725cm" svg:x="8.284cm" svg:y="1.392cm">
              <draw:text-box>
                <text:p text:style-name="P7"><text:span text:style-name="T1">Artificial Intelligence (AI)</text:span></text:p>
              </draw:text-box>
            </draw:frame>
            <draw:frame draw:style-name="gr8" draw:text-style-name="P8" draw:layer="layout" svg:width="3.144cm" svg:height="1.218cm" svg:x="10.125cm" svg:y="5.366cm">
              <draw:text-box>
                <text:p text:style-name="P7"><text:span text:style-name="T1">Machine </text:span></text:p>
                <text:p text:style-name="P7"><text:span text:style-name="T1">Learning (ML)</text:span></text:p>
              </draw:text-box>
            </draw:frame>
            <draw:frame draw:style-name="gr9" draw:text-style-name="P8" draw:layer="layout" svg:width="2.636cm" svg:height="1.218cm" svg:x="8.027cm" svg:y="3.411cm">
              <draw:text-box>
                <text:p text:style-name="P7"><text:span text:style-name="T1">Computer</text:span></text:p>
                <text:p text:style-name="P7"><text:span text:style-name="T1">Vision (CV)</text:span></text:p>
              </draw:text-box>
            </draw:frame>
            <draw:frame draw:style-name="gr10" draw:text-style-name="P8" draw:layer="layout" svg:width="2.479cm" svg:height="0.725cm" svg:x="5.934cm" svg:y="5.018cm">
              <draw:text-box>
                <text:p text:style-name="P7"><text:span text:style-name="T1">Biometrics</text:span></text:p>
              </draw:text-box>
            </draw:frame>
            <draw:frame draw:style-name="gr11" draw:text-style-name="P8" draw:layer="layout" svg:width="2.395cm" svg:height="1.218cm" svg:x="6.882cm" svg:y="6.314cm">
              <draw:text-box>
                <text:p text:style-name="P7"><text:span text:style-name="T1">Robotics /</text:span></text:p>
                <text:p text:style-name="P7"><text:span text:style-name="T1">Sensor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01:38.734000000</meta:creation-date>
    <dc:date>2022-08-11T16:07:52.258891909</dc:date>
    <meta:editing-duration>PT55M35S</meta:editing-duration>
    <meta:editing-cycles>21</meta:editing-cycles>
    <meta:generator>LibreOffice/6.4.7.2$Linux_X86_64 LibreOffice_project/40$Build-2</meta:generator>
    <meta:document-statistic meta:object-count="13"/>
  </office:meta>
</office:document-meta>
</file>